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35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1.2256in"/>
    </style:style>
    <style:style style:name="co6" style:family="table-column">
      <style:table-column-properties fo:break-before="auto" style:column-width="0.8181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5689in"/>
    </style:style>
    <style:style style:name="co9" style:family="table-column">
      <style:table-column-properties fo:break-before="auto" style:column-width="1.7189in"/>
    </style:style>
    <style:style style:name="co10" style:family="table-column">
      <style:table-column-properties fo:break-before="auto" style:column-width="1.0752in"/>
    </style:style>
    <style:style style:name="co11" style:family="table-column">
      <style:table-column-properties fo:break-before="auto" style:column-width="1.8472in"/>
    </style:style>
    <style:style style:name="co12" style:family="table-column">
      <style:table-column-properties fo:break-before="auto" style:column-width="2.0618in"/>
    </style:style>
    <style:style style:name="co13" style:family="table-column">
      <style:table-column-properties fo:break-before="auto" style:column-width="1.6756in"/>
    </style:style>
    <style:style style:name="co14" style:family="table-column">
      <style:table-column-properties fo:break-before="auto" style:column-width="0.5819in"/>
    </style:style>
    <style:style style:name="co15" style:family="table-column">
      <style:table-column-properties fo:break-before="auto" style:column-width="0.6783in"/>
    </style:style>
    <style:style style:name="co16" style:family="table-column">
      <style:table-column-properties fo:break-before="auto" style:column-width="1.5043in"/>
    </style:style>
    <style:style style:name="co17" style:family="table-column">
      <style:table-column-properties fo:break-before="auto" style:column-width="1.5472in"/>
    </style:style>
    <style:style style:name="co18" style:family="table-column">
      <style:table-column-properties fo:break-before="auto" style:column-width="0.4217in"/>
    </style:style>
    <style:style style:name="co19" style:family="table-column">
      <style:table-column-properties fo:break-before="auto" style:column-width="1.4508in"/>
    </style:style>
    <style:style style:name="co20" style:family="table-column">
      <style:table-column-properties fo:break-before="auto" style:column-width="0.9146in"/>
    </style:style>
    <style:style style:name="co21" style:family="table-column">
      <style:table-column-properties fo:break-before="auto" style:column-width="0.85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0.6035in"/>
    </style:style>
    <style:style style:name="co25" style:family="table-column">
      <style:table-column-properties fo:break-before="auto" style:column-width="1.1929in"/>
    </style:style>
    <style:style style:name="co26" style:family="table-column">
      <style:table-column-properties fo:break-before="auto" style:column-width="1.4398in"/>
    </style:style>
    <style:style style:name="co27" style:family="table-column">
      <style:table-column-properties fo:break-before="auto" style:column-width="1.5146in"/>
    </style:style>
    <style:style style:name="co28" style:family="table-column">
      <style:table-column-properties fo:break-before="auto" style:column-width="0.9465in"/>
    </style:style>
    <style:style style:name="co2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etwork_growth Hate score distribution_swap_to_hate" table:style-name="ta1">
        <table:shapes>
          <draw:frame draw:z-index="0" draw:style-name="gr1" draw:text-style-name="P1" svg:width="6.2988in" svg:height="3.5429in" svg:x="10.0618in" svg:y="1.9531in">
            <draw:object draw:notify-on-update-of-ranges="'network_growth Hate score distribution_swap_to_hate'.A18:'network_growth Hate score distribution_swap_to_hate'.A29 'network_growth Hate score distribution_swap_to_hate'.B18:'network_growth Hate score distribution_swap_to_hate'.B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3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export-plot data (NetLogo 6.2.0)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network_growth.nlogo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03/04/2021 10:14:17:771 +0100</text:p>
          </table:table-cell>
          <table:table-cell table:number-columns-repeated="32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MODEL SETTINGS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op_form</text:p>
          </table:table-cell>
          <table:table-cell office:value-type="string" calcext:value-type="string">
            <text:p>p_normal_back_follows_hater</text:p>
          </table:table-cell>
          <table:table-cell office:value-type="string" calcext:value-type="string">
            <text:p>p_hater_reposts_normal</text:p>
          </table:table-cell>
          <table:table-cell office:value-type="string" calcext:value-type="string">
            <text:p>p_hater_follows_hater</text:p>
          </table:table-cell>
          <table:table-cell office:value-type="string" calcext:value-type="string">
            <text:p>mixing_parameter</text:p>
          </table:table-cell>
          <table:table-cell office:value-type="string" calcext:value-type="string">
            <text:p>layout?</text:p>
          </table:table-cell>
          <table:table-cell office:value-type="string" calcext:value-type="string">
            <text:p>display_only_influence?</text:p>
          </table:table-cell>
          <table:table-cell office:value-type="string" calcext:value-type="string">
            <text:p>n_following_conn_hater</text:p>
          </table:table-cell>
          <table:table-cell office:value-type="string" calcext:value-type="string">
            <text:p>max_reposts_by_normals</text:p>
          </table:table-cell>
          <table:table-cell office:value-type="string" calcext:value-type="string">
            <text:p>grow_until_size</text:p>
          </table:table-cell>
          <table:table-cell office:value-type="string" calcext:value-type="string">
            <text:p>max_reposts_by_haters</text:p>
          </table:table-cell>
          <table:table-cell office:value-type="string" calcext:value-type="string">
            <text:p>p_hater_back_follows_hater</text:p>
          </table:table-cell>
          <table:table-cell office:value-type="string" calcext:value-type="string">
            <text:p>p_normal_back_follows_normal</text:p>
          </table:table-cell>
          <table:table-cell office:value-type="string" calcext:value-type="string">
            <text:p>n_following_conn_normal</text:p>
          </table:table-cell>
          <table:table-cell office:value-type="string" calcext:value-type="string">
            <text:p>repost?</text:p>
          </table:table-cell>
          <table:table-cell office:value-type="string" calcext:value-type="string">
            <text:p>repulsion</text:p>
          </table:table-cell>
          <table:table-cell office:value-type="string" calcext:value-type="string">
            <text:p>p_hater_reposts_hater</text:p>
          </table:table-cell>
          <table:table-cell office:value-type="string" calcext:value-type="string">
            <text:p>p_publish_post_normal</text:p>
          </table:table-cell>
          <table:table-cell office:value-type="string" calcext:value-type="string">
            <text:p>plot?</text:p>
          </table:table-cell>
          <table:table-cell office:value-type="string" calcext:value-type="string">
            <text:p>dynamics_from_ticks</text:p>
          </table:table-cell>
          <table:table-cell office:value-type="string" calcext:value-type="string">
            <text:p>p_hater_back_follows_normal</text:p>
          </table:table-cell>
          <table:table-cell office:value-type="string" calcext:value-type="string">
            <text:p>p_normal_reposts_hater</text:p>
          </table:table-cell>
          <table:table-cell office:value-type="string" calcext:value-type="string">
            <text:p>spring_const</text:p>
          </table:table-cell>
          <table:table-cell office:value-type="string" calcext:value-type="string">
            <text:p>p_normal_reposts_normal</text:p>
          </table:table-cell>
          <table:table-cell office:value-type="string" calcext:value-type="string">
            <text:p>op_extreme</text:p>
          </table:table-cell>
          <table:table-cell office:value-type="string" calcext:value-type="string">
            <text:p>dynamics_until_ticks</text:p>
          </table:table-cell>
          <table:table-cell office:value-type="string" calcext:value-type="string">
            <text:p>hate_score_dist_lambda</text:p>
          </table:table-cell>
          <table:table-cell office:value-type="string" calcext:value-type="string">
            <text:p>op_high</text:p>
          </table:table-cell>
          <table:table-cell office:value-type="string" calcext:value-type="string">
            <text:p>hate_score_hater</text:p>
          </table:table-cell>
          <table:table-cell office:value-type="string" calcext:value-type="string">
            <text:p>p_publish_post_hater</text:p>
          </table:table-cell>
          <table:table-cell office:value-type="string" calcext:value-type="string">
            <text:p>hate_score_dist_alpha</text:p>
          </table:table-cell>
          <table:table-cell office:value-type="string" calcext:value-type="string">
            <text:p>diffuse?</text:p>
          </table:table-cell>
          <table:table-cell office:value-type="string" calcext:value-type="string">
            <text:p>spring_length</text:p>
          </table:table-cell>
        </table:table-row>
        <table:table-row table:style-name="ro1">
          <table:table-cell office:value-type="string" calcext:value-type="string">
            <text:p>"rectangle"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6" calcext:value-type="float">
            <text:p>26</text:p>
          </table:table-cell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table:style-name="ce1" office:value-type="string" calcext:value-type="string">
            <text:p>true</text:p>
          </table:table-cell>
          <table:table-cell office:value-type="float" office:value="500" calcext:value-type="float">
            <text:p>500</text:p>
          </table:table-cell>
          <table:table-cell office:value-type="float" office:value="0.08" calcext:value-type="float">
            <text:p>0.0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0.49" calcext:value-type="float">
            <text:p>0.4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"Hate score distribution"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x min</text:p>
          </table:table-cell>
          <table:table-cell office:value-type="string" calcext:value-type="string">
            <text:p>x max</text:p>
          </table:table-cell>
          <table:table-cell office:value-type="string" calcext:value-type="string">
            <text:p>y min</text:p>
          </table:table-cell>
          <table:table-cell office:value-type="string" calcext:value-type="string">
            <text:p>y max</text:p>
          </table:table-cell>
          <table:table-cell office:value-type="string" calcext:value-type="string">
            <text:p>autoplot?</text:p>
          </table:table-cell>
          <table:table-cell office:value-type="string" calcext:value-type="string">
            <text:p>current pen</text:p>
          </table:table-cell>
          <table:table-cell office:value-type="string" calcext:value-type="string">
            <text:p>legend open?</text:p>
          </table:table-cell>
          <table:table-cell office:value-type="string" calcext:value-type="string">
            <text:p>number of pens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"default"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pen name</text:p>
          </table:table-cell>
          <table:table-cell office:value-type="string" calcext:value-type="string">
            <text:p>pen down?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"default"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7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"default"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en down?</text:p>
          </table:table-cell>
          <table:table-cell table:number-columns-repeated="29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[.C18]/[.$C$30]" office:value-type="float" office:value="0.00187265917602996" calcext:value-type="float">
            <text:p>0.001872659176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C19]/[.$C$30]" office:value-type="float" office:value="0.0187265917602996" calcext:value-type="float">
            <text:p>0.0187265917603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[.C20]/[.$C$30]" office:value-type="float" office:value="0.0131086142322097" calcext:value-type="float">
            <text:p>0.01310861423221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C21]/[.$C$30]" office:value-type="float" office:value="0.00187265917602996" calcext:value-type="float">
            <text:p>0.001872659176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[.C22]/[.$C$30]" office:value-type="float" office:value="0.00187265917602996" calcext:value-type="float">
            <text:p>0.0018726591760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C23]/[.$C$30]" office:value-type="float" office:value="0.0131086142322097" calcext:value-type="float">
            <text:p>0.01310861423221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[.C24]/[.$C$30]" office:value-type="float" office:value="0.0112359550561798" calcext:value-type="float">
            <text:p>0.01123595505618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C25]/[.$C$30]" office:value-type="float" office:value="0.0280898876404494" calcext:value-type="float">
            <text:p>0.02808988764045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[.C26]/[.$C$30]" office:value-type="float" office:value="0.0561797752808989" calcext:value-type="float">
            <text:p>0.056179775280899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C27]/[.$C$30]" office:value-type="float" office:value="0.140449438202247" calcext:value-type="float">
            <text:p>0.140449438202247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[.C28]/[.$C$30]" office:value-type="float" office:value="0.707865168539326" calcext:value-type="float">
            <text:p>0.707865168539326</text:p>
          </table:table-cell>
          <table:table-cell office:value-type="float" office:value="378" calcext:value-type="float">
            <text:p>378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C29]/[.$C$30]" office:value-type="float" office:value="0.00561797752808989" calcext:value-type="float">
            <text:p>0.00561797752809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table:number-columns-repeated="2"/>
          <table:table-cell table:formula="of:=SUM([.C18:.C29])" office:value-type="float" office:value="534" calcext:value-type="float">
            <text:p>534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4T10:18:26.799805894</dc:date>
    <meta:editing-duration>PT3M11S</meta:editing-duration>
    <meta:editing-cycles>2</meta:editing-cycles>
    <meta:generator>LibreOffice/6.4.6.2$Linux_X86_64 LibreOffice_project/40$Build-2</meta:generator>
    <meta:document-statistic meta:table-count="1" meta:cell-count="15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network_growth Hate score distribution_swap_to_hate'.A18:'network_growth Hate score distribution_swap_to_hate'.B29" chart:data-source-has-labels="column" svg:x="1.331cm" svg:y="0.18cm" svg:width="14.349cm" svg:height="7.659cm">
          <chartooo:coordinate-region svg:x="2.058cm" svg:y="0.379cm" svg:width="13.622cm" svg:height="6.813cm"/>
          <chart:axis chart:dimension="x" chart:name="primary-x" chart:style-name="ch3" chartooo:axis-type="auto">
            <chartooo:date-scale/>
            <chart:title svg:x="7.694cm" svg:y="8.019cm" chart:style-name="ch4">
              <text:p>hate score</text:p>
            </chart:title>
            <chart:categories table:cell-range-address="'network_growth Hate score distribution_swap_to_hate'.A18:'network_growth Hate score distribution_swap_to_hate'.A29"/>
          </chart:axis>
          <chart:axis chart:dimension="y" chart:name="primary-y" chart:style-name="ch5">
            <chart:title svg:x="0.451cm" svg:y="5.032cm" chart:style-name="ch6">
              <text:p>fraction users</text:p>
            </chart:title>
            <chart:grid chart:style-name="ch7" chart:class="major"/>
          </chart:axis>
          <chart:series chart:style-name="ch8" chart:values-cell-range-address="'network_growth Hate score distribution_swap_to_hate'.B18:'network_growth Hate score distribution_swap_to_hate'.B29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15">
                <text:p>0.15</text:p>
                <draw:g>
                  <svg:desc>'network_growth Hate score distribution_swap_to_hate'.A18:'network_growth Hate score distribution_swap_to_hate'.A29</svg:desc>
                </draw:g>
              </table:table-cell>
              <table:table-cell office:value-type="float" office:value="0.00187265917602996">
                <text:p>0.00187265917602996</text:p>
                <draw:g>
                  <svg:desc>'network_growth Hate score distribution_swap_to_hate'.B18:'network_growth Hate score distribution_swap_to_hate'.B29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187265917602996">
                <text:p>0.018726591760299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131086142322097">
                <text:p>0.0131086142322097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0187265917602996">
                <text:p>0.00187265917602996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00187265917602996">
                <text:p>0.0018726591760299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131086142322097">
                <text:p>0.0131086142322097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0112359550561798">
                <text:p>0.011235955056179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280898876404494">
                <text:p>0.0280898876404494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0561797752808989">
                <text:p>0.056179775280898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140449438202247">
                <text:p>0.14044943820224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707865168539326">
                <text:p>0.70786516853932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0561797752808989">
                <text:p>0.005617977528089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